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.08cm"/>
    </style:style>
    <style:style style:name="co2" style:family="table-column">
      <style:table-column-properties fo:break-before="auto" style:column-width="9.315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6.336cm"/>
    </style:style>
    <style:style style:name="co6" style:family="table-column">
      <style:table-column-properties fo:break-before="auto" style:column-width="10.09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6.4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="0.06pt solid #000000"/>
    </style:style>
    <style:style style:name="ce3" style:family="table-cell" style:parent-style-name="Excel_20_Built-in_20_Normal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труктура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calcext:value-type="string" table:number-columns-spanned="2" table:number-rows-spanned="1">
            <text:p>Совершенные события</text:p>
          </table:table-cell>
          <table:covered-table-cell table:style-name="ce1"/>
          <table:table-cell table:style-name="ce4"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идентификатор записи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D_EVENT</text:p>
          </table:table-cell>
          <table:table-cell table:style-name="ce2" office:value-type="string" calcext:value-type="string">
            <text:p>идентификатор совершенного события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HANGE_DATE</text:p>
          </table:table-cell>
          <table:table-cell table:style-name="ce2" office:value-type="string" calcext:value-type="string">
            <text:p>время совершения события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D_SIGNALS_TO_AUTOMATISATION</text:p>
          </table:table-cell>
          <table:table-cell table:style-name="ce2" office:value-type="string" calcext:value-type="string">
            <text:p>ключ сигнала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IGNAL_SWITCH_TYPE</text:p>
          </table:table-cell>
          <table:table-cell table:style-name="ce3" office:value-type="string" calcext:value-type="string">
            <text:p>Индикатор типа перехода значения сигнала из множества:</text:p>
            <text:p>1- Переход 0-&gt;1</text:p>
            <text:p>2- Переход 1-&gt;0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Необходимые события</text:p>
          </table:table-cell>
          <table:covered-table-cell table:style-name="ce1"/>
          <table:table-cell table:number-columns-repeated="102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идентификатор записи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_EVENT</text:p>
          </table:table-cell>
          <table:table-cell table:style-name="ce2" office:value-type="string" calcext:value-type="string">
            <text:p>идентификатор необходимого событи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AL_SWITCH_TYPE</text:p>
          </table:table-cell>
          <table:table-cell table:style-name="ce3" office:value-type="string" calcext:value-type="string">
            <text:p>Индикатор типа перехода значения сигнала из множества:</text:p>
            <text:p>1- Переход 0-&gt;1</text:p>
            <text:p>2- Переход 1-&gt;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Результаты проверки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ID_EVENT</text:p>
          </table:table-cell>
          <table:table-cell table:style-name="ce2" office:value-type="string" calcext:value-type="string">
            <text:p>идентификатор <text:s/>событи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результат проверки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События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ID_EVENT</text:p>
          </table:table-cell>
          <table:table-cell table:style-name="ce2" office:value-type="string" calcext:value-type="string">
            <text:p>идентификатор событи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G_FIELD_NAME</text:p>
          </table:table-cell>
          <table:table-cell table:style-name="ce2" office:value-type="string" calcext:value-type="string">
            <text:p>ссылка на тип тэг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наименование события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Исходные данные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22" table:default-cell-style-name="Excel_20_Built-in_20_Normal"/>
        <table:table-row table:style-name="ro3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Идентификатор записи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 office:value-type="string" calcext:value-type="string">
            <text:p>ID_SIGNALS_TO_AUTOMATISATION</text:p>
          </table:table-cell>
          <table:table-cell table:style-name="Default" office:value-type="string" calcext:value-type="string">
            <text:p>ключ сигнала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Default" office:value-type="string" calcext:value-type="string">
            <text:p>TAG_FIELD_NAME</text:p>
          </table:table-cell>
          <table:table-cell table:style-name="Default" office:value-type="string" calcext:value-type="string">
            <text:p>ссылка на тип тэга. Строка из множества:</text:p>
            <text:p>TAG_NAME_ENGINEER_VALUE,</text:p>
            <text:p><text:s text:c="4"/>TAG_NAME_ENGINEER_MIN_VALUE,</text:p>
            <text:p><text:s text:c="4"/>TAG_NAME_ENGINEER_MAX_VALUE,</text:p>
            <text:p><text:s text:c="4"/>TAG_NAME_WARNING_MIN_VALUE,</text:p>
            <text:p><text:s text:c="4"/>TAG_NAME_WARNING_MAX_VALUE,</text:p>
            <text:p><text:s text:c="4"/>TAG_NAME_ALARM_MIN_VALUE,</text:p>
            <text:p><text:s text:c="4"/>TAG_NAME_ALARM_MAX_VALUE,</text:p>
            <text:p><text:s text:c="4"/>TAG_NAME_WARNING_MIN_VAL_F,</text:p>
            <text:p><text:s text:c="4"/>TAG_NAME_WARNING_MAX_VAL_F,</text:p>
            <text:p><text:s text:c="4"/>TAG_NAME_ALARM_MIN_VALUE_F,</text:p>
            <text:p><text:s text:c="4"/>TAG_NAME_ALARM_MAX_VALUE_F,</text:p>
            <text:p><text:s text:c="4"/>TAG_NAME_ROBOT_SERVICE_MODE,</text:p>
            <text:p><text:s text:c="4"/>TAG_NAME_ROBOT_NEED_TO_SET,</text:p>
            <text:p><text:s text:c="4"/>TAG_NAME_ROBOT_TIMER_VALUE,</text:p>
            <text:p><text:s text:c="4"/>TAG_NAME_SENSOR_CIRCUIT_BREAK,</text:p>
            <text:p><text:s text:c="4"/>TAG_NAME_SENSOR_KZ_VALUE,</text:p>
            <text:p><text:s text:c="4"/>TAG_NAME_MODULE_BREAK_VALUE,</text:p>
            <text:p><text:s text:c="4"/>TAG_NAME_MODULE_RESET_VALUE,</text:p>
            <text:p><text:s text:c="4"/>TAG_NAME_MODULE_ERRORCODE,</text:p>
            <text:p><text:s text:c="4"/>TAG_NAME_MODULE_ON_OFF,</text:p>
            <text:p><text:s text:c="4"/>TAG_NAME_MAINTAIN_MIN,</text:p>
            <text:p><text:s text:c="4"/>TAG_NAME_MAINTAIN_MAX,</text:p>
            <text:p><text:s text:c="4"/>TAG_NAME_ANALOGSENS_UNDERRANGE,</text:p>
            <text:p><text:s text:c="4"/>TAG_NAME_ENGINEER_VALUE_BUFFER,</text:p>
            <text:p><text:s text:c="4"/>TAG_NAME_SENS_SERVICE_MODE,</text:p>
            <text:p><text:s text:c="4"/>TAG_NAME_WARN_MIN_CONTROLON,</text:p>
            <text:p><text:s text:c="4"/>TAG_NAME_WARNMIN_TIMEOUT,</text:p>
            <text:p><text:s text:c="4"/>TAG_NAME_WARN_MAX_CONTROLON,</text:p>
            <text:p><text:s text:c="4"/>TAG_NAME_WARNMAX_TIMEOUT,</text:p>
            <text:p><text:s text:c="4"/>TAG_NAME_ALARM_MIN_CONTROLON,</text:p>
            <text:p><text:s text:c="4"/>TAG_NAME_ALARMMIN_TIMEOUT,</text:p>
            <text:p><text:s text:c="4"/>TAG_NAME_ALARM_MAX_CONTROLON,</text:p>
            <text:p><text:s text:c="4"/>TAG_NAME_ALARMMAX_TIMEOUT,</text:p>
            <text:p><text:s text:c="4"/>TAG_NAME_PANELS_ALARM_CODE,</text:p>
            <text:p><text:s text:c="4"/>TAG_NAME_SETTINGS_TIMEOUT,</text:p>
            <text:p><text:s text:c="4"/>TAG_NAME_FILTER_KOEFF,</text:p>
            <text:p><text:s text:c="4"/>TAG_NAME_SENS_EMUL_VALUE,</text:p>
            <text:p><text:s text:c="4"/>TAG_NAME_DISENS_INVERS_ON\</text:p>
          </table:table-cell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SIGNAL_SWITCH_TYPE</text:p>
          </table:table-cell>
          <table:table-cell table:style-name="Default" office:value-type="string" calcext:value-type="string">
            <text:p>Индикатор типа перехода значения сигнала из множества:</text:p>
            <text:p>1- Переход 0-&gt;1</text:p>
            <text:p>2- Переход 1-&gt;0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 office:value-type="string" calcext:value-type="string">
            <text:p>CHANGE_DATE</text:p>
          </table:table-cell>
          <table:table-cell table:style-name="Default" office:value-type="string" calcext:value-type="string">
            <text:p>Время внесения записи</text:p>
          </table:table-cell>
          <table:table-cell table:style-name="Default"/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000" number:language="en" number:country="GB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.00.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0:48:42.328000000</dc:date>
    <meta:generator>LibreOffice/4.1.3.2$Windows_x86 LibreOffice_project/70feb7d99726f064edab4605a8ab840c50ec57a</meta:generator>
    <meta:editing-duration>P0D</meta:editing-duration>
    <meta:editing-cycles>1</meta:editing-cycles>
    <meta:document-statistic meta:table-count="3" meta:cell-count="40" meta:object-count="0"/>
  </office:meta>
</office:document-meta>
</file>